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Pictures/2000000700002747000038BF6F96CD34.svm"/>
  <manifest:file-entry manifest:media-type="" manifest:full-path="Pictures/200000070000292300000CD246FF5130.svm"/>
  <manifest:file-entry manifest:media-type="" manifest:full-path="Pictures/200000070000172800001217949AC43A.svm"/>
  <manifest:file-entry manifest:media-type="" manifest:full-path="Pictures/20000007000017E10000124CD2E953A8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serif" svg:font-family="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.984cm" style:rel-column-width="7644*"/>
    </style:style>
    <style:style style:name="Tabla1.B" style:family="table-column">
      <style:table-column-properties style:column-width="5.009cm" style:rel-column-width="19296*"/>
    </style:style>
    <style:style style:name="Tabla1.D" style:family="table-column">
      <style:table-column-properties style:column-width="5.009cm" style:rel-column-width="19299*"/>
    </style:style>
    <style:style style:name="Tabla1.A1" style:family="table-cell">
      <style:table-cell-properties fo:padding="0.097cm" fo:border-left="none" fo:border-right="0.002cm solid #000000" fo:border-top="none" fo:border-bottom="0.002cm solid #000000"/>
    </style:style>
    <style:style style:name="Tabla1.B1" style:family="table-cell">
      <style:table-cell-properties fo:padding="0.097cm" fo:border-left="none" fo:border-right="none" fo:border-top="none" fo:border-bottom="0.002cm solid #000000"/>
    </style:style>
    <style:style style:name="Tabla1.A2" style:family="table-cell" style:data-style-name="N0">
      <style:table-cell-properties fo:padding="0.097cm" fo:border-left="none" fo:border-right="0.002cm solid #000000" fo:border-top="none" fo:border-bottom="none"/>
    </style:style>
    <style:style style:name="Tabla1.B2" style:family="table-cell">
      <style:table-cell-properties fo:padding="0.097cm" fo:border="none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1.984cm" style:rel-column-width="7644*"/>
    </style:style>
    <style:style style:name="Tabla2.B" style:family="table-column">
      <style:table-column-properties style:column-width="5.009cm" style:rel-column-width="19296*"/>
    </style:style>
    <style:style style:name="Tabla2.D" style:family="table-column">
      <style:table-column-properties style:column-width="5.009cm" style:rel-column-width="19299*"/>
    </style:style>
    <style:style style:name="Tabla2.A1" style:family="table-cell">
      <style:table-cell-properties fo:padding="0.097cm" fo:border-left="none" fo:border-right="0.002cm solid #000000" fo:border-top="none" fo:border-bottom="0.002cm solid #000000"/>
    </style:style>
    <style:style style:name="Tabla2.B1" style:family="table-cell">
      <style:table-cell-properties fo:padding="0.097cm" fo:border-left="none" fo:border-right="none" fo:border-top="none" fo:border-bottom="0.002cm solid #000000"/>
    </style:style>
    <style:style style:name="Tabla2.A2" style:family="table-cell" style:data-style-name="N0">
      <style:table-cell-properties fo:padding="0.097cm" fo:border-left="none" fo:border-right="0.002cm solid #000000" fo:border-top="none" fo:border-bottom="none"/>
    </style:style>
    <style:style style:name="Tabla2.B2" style:family="table-cell">
      <style:table-cell-properties fo:padding="0.097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.533cm" style:rel-column-width="5904*"/>
    </style:style>
    <style:style style:name="Tabla3.B" style:family="table-column">
      <style:table-column-properties style:column-width="3.87cm" style:rel-column-width="14907*"/>
    </style:style>
    <style:style style:name="Tabla3.D" style:family="table-column">
      <style:table-column-properties style:column-width="3.872cm" style:rel-column-width="14914*"/>
    </style:style>
    <style:style style:name="Tabla3.E" style:family="table-column">
      <style:table-column-properties style:column-width="3.868cm" style:rel-column-width="14903*"/>
    </style:style>
    <style:style style:name="Tabla3.A1" style:family="table-cell">
      <style:table-cell-properties fo:padding="0.097cm" fo:border-left="none" fo:border-right="0.002cm solid #000000" fo:border-top="none" fo:border-bottom="0.002cm solid #000000"/>
    </style:style>
    <style:style style:name="Tabla3.B1" style:family="table-cell">
      <style:table-cell-properties fo:padding="0.097cm" fo:border-left="none" fo:border-right="none" fo:border-top="none" fo:border-bottom="0.002cm solid #000000"/>
    </style:style>
    <style:style style:name="Tabla3.A2" style:family="table-cell" style:data-style-name="N0">
      <style:table-cell-properties fo:padding="0.097cm" fo:border-left="none" fo:border-right="0.002cm solid #000000" fo:border-top="none" fo:border-bottom="none"/>
    </style:style>
    <style:style style:name="Tabla3.B2" style:family="table-cell">
      <style:table-cell-properties fo:padding="0.097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2.75pt"/>
    </style:style>
    <style:style style:name="P6" style:family="paragraph" style:parent-style-name="Standard">
      <style:text-properties style:font-name="serif" fo:font-size="12pt" style:font-size-asian="12pt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/>
      <style:text-properties style:font-name="Times New Roman"/>
    </style:style>
    <style:style style:name="P9" style:family="paragraph" style:parent-style-name="Text_20_body">
      <style:paragraph-properties fo:margin-top="0cm" fo:margin-bottom="0cm"/>
      <style:text-properties style:font-name="Times New Roman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.499cm"/>
      <style:text-properties style:font-name="Times New Roman"/>
    </style:style>
    <style:style style:name="P13" style:family="paragraph" style:parent-style-name="Heading_20_2">
      <style:paragraph-properties fo:text-align="center" style:justify-single-word="false"/>
      <style:text-properties style:font-name="Times New Roman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Text_20_body">
      <style:paragraph-properties fo:text-align="justify" style:justify-single-word="false"/>
      <style:text-properties style:font-name="Times New Roman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L9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Times New Roman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Times New Roman"/>
    </style:style>
    <style:style style:name="P25" style:family="paragraph" style:parent-style-name="Standard" style:list-style-name="L9">
      <style:paragraph-properties fo:text-align="justify" style:justify-single-word="false"/>
      <style:text-properties style:font-name="Times New Roman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.75pt" style:font-size-asian="12pt" style:font-size-complex="12pt"/>
    </style:style>
    <style:style style:name="P27" style:family="paragraph" style:parent-style-name="Standard" style:list-style-name="L10">
      <style:text-properties style:font-name="Times New Roman" fo:font-size="12.75pt"/>
    </style:style>
    <style:style style:name="P28" style:family="paragraph" style:parent-style-name="Standard" style:list-style-name="L10">
      <style:text-properties style:font-name="Times New Roman"/>
    </style:style>
    <style:style style:name="P29" style:family="paragraph" style:parent-style-name="Standard" style:list-style-name="L3">
      <style:paragraph-properties fo:margin-top="0cm" fo:margin-bottom="0cm" fo:text-align="justify" style:justify-single-word="false"/>
      <style:text-properties style:font-name="Times New Roman" fo:font-size="12.75p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.75pt" style:font-size-asian="12pt" style:font-size-complex="12pt"/>
    </style:style>
    <style:style style:name="P31" style:family="paragraph" style:parent-style-name="Text_20_body" style:list-style-name="L1">
      <style:paragraph-properties fo:text-align="start" style:justify-single-word="false"/>
    </style:style>
    <style:style style:name="P32" style:family="paragraph" style:parent-style-name="Text_20_body">
      <style:text-properties style:font-name="Times New Roman"/>
    </style:style>
    <style:style style:name="P33" style:family="paragraph" style:parent-style-name="Text_20_body" style:list-style-name="L2">
      <style:text-properties style:font-name="Times New Roman"/>
    </style:style>
    <style:style style:name="P34" style:family="paragraph" style:parent-style-name="Text_20_body" style:list-style-name="L5">
      <style:text-properties style:font-name="Times New Roman"/>
    </style:style>
    <style:style style:name="P35" style:family="paragraph" style:parent-style-name="Text_20_body" style:list-style-name="L7">
      <style:text-properties style:font-name="Times New Roman"/>
    </style:style>
    <style:style style:name="P36" style:family="paragraph" style:parent-style-name="Text_20_body" style:list-style-name="L8">
      <style:text-properties style:font-name="Times New Roman"/>
    </style:style>
    <style:style style:name="P37" style:family="paragraph" style:parent-style-name="Text_20_body">
      <style:paragraph-properties fo:margin-top="0cm" fo:margin-bottom="0cm"/>
    </style:style>
    <style:style style:name="P38" style:family="paragraph" style:parent-style-name="Text_20_body">
      <style:paragraph-properties fo:margin-top="0cm" fo:margin-bottom="0cm"/>
      <style:text-properties style:font-name="Times New Roman"/>
    </style:style>
    <style:style style:name="P39" style:family="paragraph" style:parent-style-name="Text_20_body" style:list-style-name="L2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ext_20_body" style:list-style-name="L2">
      <style:paragraph-properties fo:margin-top="0cm" fo:margin-bottom="0cm"/>
      <style:text-properties style:font-name="Times New Roman"/>
    </style:style>
    <style:style style:name="P41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.75pt" fo:font-weight="bold" style:font-size-asian="12pt" style:font-weight-asian="bold" style:font-size-complex="12pt" style:font-weight-complex="bold"/>
    </style:style>
    <style:style style:name="P42" style:family="paragraph" style:parent-style-name="Text_20_body" style:list-style-name="L6">
      <style:paragraph-properties fo:margin-top="0cm" fo:margin-bottom="0cm"/>
      <style:text-properties style:font-name="Times New Roman"/>
    </style:style>
    <style:style style:name="P43" style:family="paragraph" style:parent-style-name="Text_20_body" style:list-style-name="L8">
      <style:paragraph-properties fo:margin-top="0cm" fo:margin-bottom="0cm"/>
      <style:text-properties style:font-name="Times New Roman"/>
    </style:style>
    <style:style style:name="P44" style:family="paragraph" style:parent-style-name="Text_20_body" style:list-style-name="L6">
      <style:paragraph-properties fo:margin-top="0cm" fo:margin-bottom="0cm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color="#3366ff" fo:font-size="18pt" fo:font-weight="bold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style:text-position="33% 80%"/>
    </style:style>
    <style:style style:name="T7" style:family="text">
      <style:text-properties fo:color="#000000"/>
    </style:style>
    <style:style style:name="T8" style:family="text">
      <style:text-properties fo:color="#000000" style:text-position="33% 80%"/>
    </style:style>
    <style:style style:name="T9" style:family="text">
      <style:text-properties fo:color="#ff0000"/>
    </style:style>
    <style:style style:name="T10" style:family="text">
      <style:text-properties fo:color="#ff0000" fo:font-weight="bold"/>
    </style:style>
    <style:style style:name="T11" style:family="text">
      <style:text-properties fo:color="#ff0000" style:text-position="33% 80%"/>
    </style:style>
    <style:style style:name="T12" style:family="text">
      <style:text-properties fo:font-size="12.75pt"/>
    </style:style>
    <style:style style:name="T13" style:family="text">
      <style:text-properties fo:font-size="12.75pt" style:font-size-asian="12pt" style:font-size-complex="12pt"/>
    </style:style>
    <style:style style:name="T14" style:family="text">
      <style:text-properties fo:font-size="8.25pt"/>
    </style:style>
    <style:style style:name="T15" style:family="text">
      <style:text-properties fo:font-size="8.25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Instructions. Development of Real-Time Systems – Assignment 3 </text:h>
      <text:p text:style-name="P14"/>
      <text:p text:style-name="P7">Overview</text:p>
      <text:p text:style-name="P15">In this assignment we will focus a bit more on the theoretical side. We will have a look at verifying real-time system by using the cyclic structured construct handled in the course and a simulation environment to automatically schedule a full timeline. The main purpose of the assignment is to expose the student to several ways of planning and verifying a real-time system in practice.</text:p>
      <text:list xml:id="list171178160885518569" text:style-name="L1">
        <text:list-header>
          <text:p text:style-name="P31"><text:span text:style-name="Strong_20_Emphasis"><text:span text:style-name="T1"/></text:span></text:p>
        </text:list-header>
      </text:list>
      <text:p text:style-name="P17"><text:span text:style-name="Strong_20_Emphasis"><text:span text:style-name="T1">Theory assignment.</text:span></text:span></text:p>
      <text:p text:style-name="P16">The following part of assignment is a purely theoretical task that requires no additional tools. The task is to find the largest possible frame size for the cyclic structured scheduler by following requirements 1,2 and 3 for finding the largest frame size. The following three task sets should be used:</text:p>
      <text:p text:style-name="P16">Based on week 2 : Cyclic Structured Scheduling</text:p>
      <text:p text:style-name="P16"><text:tab/>Ti(Pi, ei, Di) pi = period, ei = execution time, <text:s/>Di = Relative deadline</text:p>
      <text:list xml:id="list2667003552231884483" text:style-name="L2">
        <text:list-item>
          <text:p text:style-name="P39">T1(15, 1, 14) </text:p>
        </text:list-item>
        <text:list-item>
          <text:p text:style-name="P39">T2(20, 2, 26)</text:p>
        </text:list-item>
        <text:list-item>
          <text:p text:style-name="P39">T3(22, 3)</text:p>
          <text:p text:style-name="P39"/>
        </text:list-item>
      </text:list>
      <text:p text:style-name="P10">If there is not deadline, we consider deadline the new time the task will appears. That is to say the period.</text:p>
      <text:p text:style-name="P10"><text:s/></text:p>
      <text:list xml:id="list4451603330889239467" text:style-name="L3">
        <text:list-item>
          <text:list>
            <text:list-item>
              <text:p text:style-name="P21">f ≥ max(e1,e2,...,en) <text:s text:c="2"/>f → f &gt;= 3</text:p>
            </text:list-item>
            <text:list-item>
              <text:p text:style-name="P21">∃i: mod(pi,f)= 0 f E {22, 20, 15, 11, 10, 5, 4, 3, 2, 1} → All the divisors of the period can be a feasible candidate.</text:p>
            </text:list-item>
            <text:list-item>
              <text:p text:style-name="P21">2*f – gcd(pi,f) ≤ Di for i= 1, 2, ..., n 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9">f</text:p>
          </table:table-cell>
          <table:table-cell table:style-name="Tabla1.B1" office:value-type="string">
            <text:p text:style-name="P19">T1</text:p>
          </table:table-cell>
          <table:table-cell table:style-name="Tabla1.B1" office:value-type="string">
            <text:p text:style-name="P19">T2</text:p>
          </table:table-cell>
          <table:table-cell table:style-name="Tabla1.B1" office:value-type="string">
            <text:p text:style-name="P19">T3</text:p>
          </table:table-cell>
        </table:table-row>
        <table:table-row>
          <table:table-cell table:style-name="Tabla1.A2" office:value-type="float" office:value="22">
            <text:p text:style-name="P19">22</text:p>
          </table:table-cell>
          <table:table-cell table:style-name="Tabla1.B2" office:value-type="string">
            <text:p text:style-name="P19">2 * 22 – gcd(15, 22) = 44 – 1 = 43 ≤ 14 No</text:p>
          </table:table-cell>
          <table:table-cell table:style-name="Tabla1.B2" office:value-type="string">
            <text:p text:style-name="P19"/>
          </table:table-cell>
          <table:table-cell table:style-name="Tabla1.B2" office:value-type="string">
            <text:p text:style-name="P19"/>
          </table:table-cell>
        </table:table-row>
        <table:table-row>
          <table:table-cell table:style-name="Tabla1.A2" office:value-type="float" office:value="20">
            <text:p text:style-name="P19">20</text:p>
          </table:table-cell>
          <table:table-cell table:style-name="Tabla1.B2" office:value-type="string">
            <text:p text:style-name="P19">2 * 20 – gcd(15, 20) = 40 – 5 = 35 ≤ 14 No</text:p>
          </table:table-cell>
          <table:table-cell table:style-name="Tabla1.B2" office:value-type="string">
            <text:p text:style-name="P19"/>
          </table:table-cell>
          <table:table-cell table:style-name="Tabla1.B2" office:value-type="string">
            <text:p text:style-name="P19"/>
          </table:table-cell>
        </table:table-row>
        <table:table-row>
          <table:table-cell table:style-name="Tabla1.A2" office:value-type="float" office:value="15">
            <text:p text:style-name="P19">15</text:p>
          </table:table-cell>
          <table:table-cell table:style-name="Tabla1.B2" office:value-type="string">
            <text:p text:style-name="P19">2 * 15 – gcd(15, 15) = 40 – 15 = 25 ≤ 14 No</text:p>
          </table:table-cell>
          <table:table-cell table:style-name="Tabla1.B2" office:value-type="string">
            <text:p text:style-name="P19"/>
          </table:table-cell>
          <table:table-cell table:style-name="Tabla1.B2" office:value-type="string">
            <text:p text:style-name="P19"/>
          </table:table-cell>
        </table:table-row>
        <table:table-row>
          <table:table-cell table:style-name="Tabla1.A2" office:value-type="float" office:value="10">
            <text:p text:style-name="P19">10</text:p>
          </table:table-cell>
          <table:table-cell table:style-name="Tabla1.B2" office:value-type="string">
            <text:p text:style-name="P19">2 * 10 – gcd(15, 10) = 20 – 5 = 15 ≤ 14 No</text:p>
          </table:table-cell>
          <table:table-cell table:style-name="Tabla1.B2" office:value-type="string">
            <text:p text:style-name="P19"/>
          </table:table-cell>
          <table:table-cell table:style-name="Tabla1.B2" office:value-type="string">
            <text:p text:style-name="P19"/>
          </table:table-cell>
        </table:table-row>
        <table:table-row>
          <table:table-cell table:style-name="Tabla1.A2" office:value-type="float" office:value="5">
            <text:p text:style-name="P19">5</text:p>
          </table:table-cell>
          <table:table-cell table:style-name="Tabla1.B2" office:value-type="string">
            <text:p text:style-name="P19">2 * 5 – gcd(15, 5) = 10 – 5 = 5 ≤ 14 Yes</text:p>
          </table:table-cell>
          <table:table-cell table:style-name="Tabla1.B2" office:value-type="string">
            <text:p text:style-name="P19"><text:s/>2 * 5 – gcd(20, 5) = 10 – 5 = 5 ≤ 26 Yes</text:p>
          </table:table-cell>
          <table:table-cell table:style-name="Tabla1.B2" office:value-type="string">
            <text:p text:style-name="P19"><text:s/>2 * 5 – gcd(22, 5) = 10 – 1 ≤ 22 Yes <text:s/></text:p>
          </table:table-cell>
        </table:table-row>
      </table:table>
      <text:list xml:id="list33537007" text:continue-numbering="true" text:style-name="L3">
        <text:list-item>
          <text:list>
            <text:list-header>
              <text:p text:style-name="P21"/>
            </text:list-header>
          </text:list>
        </text:list-item>
      </text:list>
      <text:p text:style-name="P11">The optimal framesize is 5.</text:p>
      <text:p text:style-name="P10"/>
      <text:p text:style-name="P10"/>
      <text:p text:style-name="P8"/>
      <text:p text:style-name="P8"/>
      <text:p text:style-name="P8"><text:soft-page-break/>Ti(Pi, ei, Di) pi = period, ei = execution time, <text:s/>Di = Relative deadline</text:p>
      <text:p text:style-name="P8"/>
      <text:list xml:id="list33550709" text:continue-list="list2667003552231884483" text:style-name="L2">
        <text:list-item text:start-value="1">
          <text:p text:style-name="P40">T1(4, 1) </text:p>
        </text:list-item>
        <text:list-item>
          <text:p text:style-name="P40">T2(5, 2, 7)</text:p>
        </text:list-item>
        <text:list-item>
          <text:p text:style-name="P40"><text:s/>T3(20, 5)</text:p>
        </text:list-item>
      </text:list>
      <text:list xml:id="list33545891" text:continue-list="list33537007" text:style-name="L3">
        <text:list-item>
          <text:list>
            <text:list-item>
              <text:p text:style-name="P23"><text:span text:style-name="T12">f </text:span>≥ <text:span text:style-name="T12">max(e</text:span><text:span text:style-name="T14">1</text:span><text:span text:style-name="T12">,e</text:span><text:span text:style-name="T14">2</text:span><text:span text:style-name="T12">,...,e</text:span><text:span text:style-name="T14">n</text:span><text:span text:style-name="T12">) </text:span><text:span text:style-name="T16"><text:s text:c="2"/>f → f &gt;= 5</text:span></text:p>
            </text:list-item>
            <text:list-item>
              <text:p text:style-name="P23"><text:span text:style-name="T16">∃</text:span><text:span text:style-name="T13">i: mod(p</text:span><text:span text:style-name="T15">i</text:span><text:span text:style-name="T13">,f)= 0 f E {20, 10, 5, 4, 2, 1} → All the divisors of the period can be a feasible candidate.</text:span></text:p>
            </text:list-item>
            <text:list-item>
              <text:p text:style-name="P23"><text:span text:style-name="T13">2*f – gcd(p</text:span><text:span text:style-name="T15">i</text:span><text:span text:style-name="T13">,f) ≤ D</text:span><text:span text:style-name="T15">i </text:span><text:span text:style-name="T13">for i= 1, 2, ..., n </text:span>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18">f</text:p>
          </table:table-cell>
          <table:table-cell table:style-name="Tabla2.B1" office:value-type="string">
            <text:p text:style-name="P18">T1</text:p>
          </table:table-cell>
          <table:table-cell table:style-name="Tabla2.B1" office:value-type="string">
            <text:p text:style-name="P18">T2</text:p>
          </table:table-cell>
          <table:table-cell table:style-name="Tabla2.B1" office:value-type="string">
            <text:p text:style-name="P18">T3</text:p>
          </table:table-cell>
        </table:table-row>
        <table:table-row>
          <table:table-cell table:style-name="Tabla2.A2" office:value-type="float" office:value="20">
            <text:p text:style-name="P18">20</text:p>
          </table:table-cell>
          <table:table-cell table:style-name="Tabla2.B2" office:value-type="string">
            <text:p text:style-name="P18">2 * 20 – gcd(4, 22) = 40 – 1 = 39 <text:span text:style-name="T13">≤</text:span> 4 No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18"/>
          </table:table-cell>
        </table:table-row>
        <table:table-row>
          <table:table-cell table:style-name="Tabla2.A2" office:value-type="float" office:value="10">
            <text:p text:style-name="P18">10</text:p>
          </table:table-cell>
          <table:table-cell table:style-name="Tabla2.B2" office:value-type="string">
            <text:p text:style-name="P18">2 * 10 – gcd(4, 10) = 20 – 2 = 18 <text:span text:style-name="T13">≤</text:span> 4 No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18"/>
          </table:table-cell>
        </table:table-row>
        <table:table-row>
          <table:table-cell table:style-name="Tabla2.A2" office:value-type="float" office:value="5">
            <text:p text:style-name="P18">5</text:p>
          </table:table-cell>
          <table:table-cell table:style-name="Tabla2.B2" office:value-type="string">
            <text:p text:style-name="P18">2 * 5 – gcd(4, 5) = 10 – 1 = 9 <text:span text:style-name="T13">≤</text:span> 4 No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18"/>
          </table:table-cell>
        </table:table-row>
      </table:table>
      <text:list xml:id="list33525007" text:continue-numbering="true" text:style-name="L3">
        <text:list-item>
          <text:list>
            <text:list-header>
              <text:p text:style-name="P29"/>
            </text:list-header>
          </text:list>
        </text:list-item>
      </text:list>
      <text:p text:style-name="P9">It is not feasible to find a period that fulfil the requirements. Job T3 should be splited in smaller parts.</text:p>
      <text:p text:style-name="P8"/>
      <text:p text:style-name="P8">Ti(Pi, ei, Di) pi = period, ei = execution time, <text:s/>Di = Relative deadline</text:p>
      <text:p text:style-name="P8"/>
      <text:list xml:id="list33522267" text:continue-list="list33550709" text:style-name="L2">
        <text:list-item text:start-value="1">
          <text:p text:style-name="P33">T1(5, 0.1) </text:p>
        </text:list-item>
        <text:list-item>
          <text:p text:style-name="P33">T2(7, 1)</text:p>
        </text:list-item>
        <text:list-item>
          <text:p text:style-name="P33"><text:s/>T3(12, 6)</text:p>
        </text:list-item>
        <text:list-item>
          <text:p text:style-name="P33"><text:s/>T4(45, 9)</text:p>
        </text:list-item>
      </text:list>
      <text:list xml:id="list8382361385848889851" text:style-name="L4">
        <text:list-item>
          <text:list>
            <text:list-item>
              <text:p text:style-name="P24"><text:span text:style-name="T12">f </text:span>≥ <text:span text:style-name="T12">max(e</text:span><text:span text:style-name="T14">1</text:span><text:span text:style-name="T12">,e</text:span><text:span text:style-name="T14">2</text:span><text:span text:style-name="T12">,...,e</text:span><text:span text:style-name="T14">n</text:span><text:span text:style-name="T12">) </text:span><text:span text:style-name="T16"><text:s text:c="2"/>f → f &gt;= 9</text:span></text:p>
            </text:list-item>
            <text:list-item>
              <text:p text:style-name="P24"><text:span text:style-name="T16">∃</text:span><text:span text:style-name="T13">i: mod(p</text:span><text:span text:style-name="T15">i</text:span><text:span text:style-name="T13">,f)= 0 f E {45, 15, 12, 9, 7, 6, 5, 3, 2, 1} → All the divisors of the period can be a feasible candidate.</text:span></text:p>
            </text:list-item>
            <text:list-item>
              <text:p text:style-name="P24"><text:span text:style-name="T13">2*f – gcd(p</text:span><text:span text:style-name="T15">i</text:span><text:span text:style-name="T13">,f) ≤ D</text:span><text:span text:style-name="T15">i </text:span><text:span text:style-name="T13">for i= 1, 2, ..., n </text:span></text:p>
            </text:list-item>
          </text:list>
        </text:list-item>
      </text:list>
      <text:p text:style-name="P26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row>
          <table:table-cell table:style-name="Tabla3.A1" office:value-type="string">
            <text:p text:style-name="P18">f</text:p>
          </table:table-cell>
          <table:table-cell table:style-name="Tabla3.B1" office:value-type="string">
            <text:p text:style-name="P18">T1</text:p>
          </table:table-cell>
          <table:table-cell table:style-name="Tabla3.B1" office:value-type="string">
            <text:p text:style-name="P18">T2</text:p>
          </table:table-cell>
          <table:table-cell table:style-name="Tabla3.B1" office:value-type="string">
            <text:p text:style-name="P18">T3</text:p>
          </table:table-cell>
          <table:table-cell table:style-name="Tabla3.B1" office:value-type="string">
            <text:p text:style-name="P18">T4</text:p>
          </table:table-cell>
        </table:table-row>
        <table:table-row>
          <table:table-cell table:style-name="Tabla3.A2" office:value-type="float" office:value="45">
            <text:p text:style-name="P18">45</text:p>
          </table:table-cell>
          <table:table-cell table:style-name="Tabla3.B2" office:value-type="string">
            <text:p text:style-name="P18">90 - 5 <text:span text:style-name="T13">≤</text:span> 5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15">
            <text:p text:style-name="P18">15</text:p>
          </table:table-cell>
          <table:table-cell table:style-name="Tabla3.B2" office:value-type="string">
            <text:p text:style-name="P18">30 - 5 <text:span text:style-name="T13">≤</text:span> 5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12">
            <text:p text:style-name="P18">12</text:p>
          </table:table-cell>
          <table:table-cell table:style-name="Tabla3.B2" office:value-type="string">
            <text:p text:style-name="P18">24 - 1 <text:span text:style-name="T13">≤</text:span> 5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9">
            <text:p text:style-name="P18">9</text:p>
          </table:table-cell>
          <table:table-cell table:style-name="Tabla3.B2" office:value-type="string">
            <text:p text:style-name="P18">18 - 1 <text:span text:style-name="T13">≤</text:span> 5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7">
            <text:p text:style-name="P18">7</text:p>
          </table:table-cell>
          <table:table-cell table:style-name="Tabla3.B2" office:value-type="string">
            <text:p text:style-name="P18">14 - 1 <text:span text:style-name="T13">≤</text:span> 5 No</text:p>
          </table:table-cell>
          <table:table-cell table:style-name="Tabla3.B2" office:value-type="string">
            <text:p text:style-name="P30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6">
            <text:p text:style-name="P18">6</text:p>
          </table:table-cell>
          <table:table-cell table:style-name="Tabla3.B2" office:value-type="string">
            <text:p text:style-name="P18">12 - 1 <text:span text:style-name="T13">≤</text:span> 5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5">
            <text:p text:style-name="P18">5</text:p>
          </table:table-cell>
          <table:table-cell table:style-name="Tabla3.B2" office:value-type="string">
            <text:p text:style-name="P18">10 - 5 <text:span text:style-name="T13">≤</text:span> 5 Yes</text:p>
          </table:table-cell>
          <table:table-cell table:style-name="Tabla3.B2" office:value-type="string">
            <text:p text:style-name="P18">10 – 1 <text:span text:style-name="T13">≤</text:span> 7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4">
            <text:p text:style-name="P18">4</text:p>
          </table:table-cell>
          <table:table-cell table:style-name="Tabla3.B2" office:value-type="string">
            <text:p text:style-name="P18">8 – 1 <text:span text:style-name="T13">≤</text:span> 5 No</text:p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</table:table-row>
        <table:table-row>
          <table:table-cell table:style-name="Tabla3.A2" office:value-type="float" office:value="3">
            <text:p text:style-name="P18">3</text:p>
          </table:table-cell>
          <table:table-cell table:style-name="Tabla3.B2" office:value-type="string">
            <text:p text:style-name="P18">6 - 1 <text:span text:style-name="T13">≤</text:span> 5 Yes</text:p>
          </table:table-cell>
          <table:table-cell table:style-name="Tabla3.B2" office:value-type="string">
            <text:p text:style-name="P18">6 – 1 <text:span text:style-name="T13">≤</text:span> 7 Yes</text:p>
          </table:table-cell>
          <table:table-cell table:style-name="Tabla3.B2" office:value-type="string">
            <text:p text:style-name="P18">6 – 3 <text:span text:style-name="T13">≤</text:span> 12 Yes</text:p>
          </table:table-cell>
          <table:table-cell table:style-name="Tabla3.B2" office:value-type="string">
            <text:p text:style-name="P18">6 – 3 <text:span text:style-name="T13">≤</text:span> 45 Yes</text:p>
          </table:table-cell>
        </table:table-row>
      </table:table>
      <text:p text:style-name="P41">It is not feasible to find a period that fulfil the requirements. Job T3 and T4 should be splited in smaller parts.</text:p>
      <text:p text:style-name="P3"><text:soft-page-break/></text:p>
      <text:p text:style-name="Text_20_body"><text:span text:style-name="Strong_20_Emphasis"><text:span text:style-name="T1">Simulation assignment</text:span></text:span></text:p>
      <text:p text:style-name="P14">The assignment is to use a real-time simulator to verify feasibility of a set of tasks. Input the tasks:</text:p>
      <text:p text:style-name="P8">Ti(Pi, ei, Di) pi = period, ei = execution time, <text:s/>Di = Relative deadline</text:p>
      <text:p text:style-name="P8"/>
      <text:list xml:id="list5594158119543177309" text:style-name="L5">
        <text:list-item>
          <text:p text:style-name="P34">T1(2, 0.5)</text:p>
        </text:list-item>
        <text:list-item>
          <text:p text:style-name="P34">T2(3, 1.2),</text:p>
        </text:list-item>
        <text:list-item>
          <text:p text:style-name="P34"><text:s/>T3(6, 0.5) </text:p>
        </text:list-item>
      </text:list>
      <text:p text:style-name="Text_20_body"><text:span text:style-name="T1">and the RM scheduler into the SimSo simulator. Use SimSo to schedule the task set</text:span></text:p>
      <text:p text:style-name="P14">Provide a report answering the following questions:</text:p>
      <text:list xml:id="list4259485316855552945" text:style-name="L6">
        <text:list-item>
          <text:p text:style-name="P44"><text:span text:style-name="T1">What is the utilization factor of the system and what is the value for Urm(3).</text:span></text:p>
          <text:p text:style-name="P44"><text:span text:style-name="T1"><text:tab/> </text:span></text:p>
        </text:list-item>
      </text:list>
      <text:p text:style-name="P37"><draw:frame draw:style-name="fr4" draw:name="Objeto1" text:anchor-type="as-char" svg:y="-0.713cm" svg:width="6.385cm" svg:height="1.154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to2" text:anchor-type="as-char" svg:y="-0.437cm" svg:width="3.515cm" svg:height="0.591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o6" text:anchor-type="as-char" svg:y="-0.437cm" svg:width="4.979cm" svg:height="0.591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7"/>
      <text:p text:style-name="P37">Simulator shows: 0,7410</text:p>
      <text:p text:style-name="P37"/>
      <text:p text:style-name="P8"/>
      <text:list xml:id="list33536386" text:continue-numbering="true" text:style-name="L6">
        <text:list-item>
          <text:p text:style-name="P42">What is the minimum/maximum/average response time of all tasks?</text:p>
        </text:list-item>
      </text:list>
      <text:p text:style-name="P8"><draw:frame draw:style-name="fr3" draw:name="gráficos1" text:anchor-type="paragraph" svg:width="6.114cm" svg:height="4.683cm" draw:z-index="9"><draw:image xlink:href="Pictures/20000007000017E10000124CD2E953A8.svm" xlink:type="simple" xlink:show="embed" xlink:actuate="onLoad"/></draw:frame></text:p>
      <text:list xml:id="list33539313" text:continue-numbering="true" text:style-name="L6">
        <text:list-item>
          <text:p text:style-name="P42">Is any task missing the deadline? Which task? Where?</text:p>
          <text:p text:style-name="P42">There is no task that miss the deadline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4">Input the tasks:</text:p>
      <text:p text:style-name="P8">Ti(Pi, ei, Di) pi = period, ei = execution time, <text:s/>Di = Relative deadline</text:p>
      <text:p text:style-name="P8"/>
      <text:list xml:id="list4106725553197324611" text:style-name="L7">
        <text:list-item>
          <text:p text:style-name="P35">T1(2, 0.5, 1.9)</text:p>
        </text:list-item>
        <text:list-item>
          <text:p text:style-name="P35"><text:s/>T2(5, 2)</text:p>
        </text:list-item>
        <text:list-item>
          <text:p text:style-name="P35"><text:s/>T3(1, 0.1, 0.5)</text:p>
        </text:list-item>
        <text:list-item>
          <text:p text:style-name="P35"><text:s/>T4(10, 5, 20)</text:p>
          <text:p text:style-name="P35">and the EDF scheduler into the SimSo simulator. Use SimSo to schedule the task set.</text:p>
        </text:list-item>
      </text:list>
      <text:p text:style-name="P14"/>
      <text:p text:style-name="P14">Provide a report answering the following questions: </text:p>
      <text:list xml:id="list3999729402097507853" text:style-name="L8">
        <text:list-item>
          <text:p text:style-name="P43">What is the utilization factor of the system and what is the value for Urm(4).</text:p>
        </text:list-item>
      </text:list>
      <text:p text:style-name="P8"/>
      <text:p text:style-name="P8">The simulator says that the total utilization is 1. </text:p>
      <text:p text:style-name="P8"/>
      <text:p text:style-name="P8"><draw:frame draw:style-name="fr1" draw:name="gráficos2" text:anchor-type="paragraph" svg:x="2.574cm" svg:y="0cm" svg:width="10.53cm" svg:height="3.283cm" draw:z-index="2"><draw:image xlink:href="Pictures/200000070000292300000CD246FF5130.svm" xlink:type="simple" xlink:show="embed" xlink:actuate="onLoad"/></draw:frame></text:p>
      <text:list xml:id="list33549873" text:continue-list="list33539313" text:style-name="L6">
        <text:list-header>
          <text:p text:style-name="P44"><text:span text:style-name="T1"><text:tab/> </text:span></text:p>
        </text:list-header>
      </text:list>
      <text:p text:style-name="P37"><draw:frame draw:style-name="fr4" draw:name="Objeto3" text:anchor-type="as-char" svg:y="-0.713cm" svg:width="6.528cm" svg:height="1.154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draw:frame draw:style-name="fr4" draw:name="Objeto4" text:anchor-type="as-char" svg:y="-0.437cm" svg:width="3.521cm" svg:height="0.593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draw:frame draw:style-name="fr4" draw:name="Objeto5" text:anchor-type="as-char" svg:y="-0.437cm" svg:width="5.025cm" svg:height="0.59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/>
      <text:list xml:id="list33535303" text:continue-list="list3999729402097507853" text:style-name="L8">
        <text:list-item>
          <text:p text:style-name="P43">What is the minimum/maximum/average response time of all tasks?</text:p>
          <text:p text:style-name="P43"/>
        </text:list-item>
      </text:list>
      <text:p text:style-name="P8"><draw:frame draw:style-name="fr3" draw:name="gráficos3" text:anchor-type="paragraph" svg:width="5.928cm" svg:height="4.63cm" draw:z-index="8"><draw:image xlink:href="Pictures/200000070000172800001217949AC43A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33548102" text:continue-numbering="true" text:style-name="L8">
        <text:list-item>
          <text:p text:style-name="P43">Is any task missing the deadline? Which task? Where?</text:p>
        </text:list-item>
      </text:list>
      <text:p text:style-name="P8"/>
      <text:p text:style-name="P8"><draw:frame draw:style-name="fr2" draw:name="gráficos4" text:anchor-type="paragraph" svg:width="10.054cm" svg:height="14.527cm" draw:z-index="7"><draw:image xlink:href="Pictures/2000000700002747000038BF6F96CD34.svm" xlink:type="simple" xlink:show="embed" xlink:actuate="onLoad"/></draw:frame></text:p>
      <text:p text:style-name="P8">Task 4 fails at time 30 it exceeds the deadline. </text:p>
      <text:list xml:id="list33524859" text:continue-numbering="true" text:style-name="L8">
        <text:list-item>
          <text:p text:style-name="P36">If a deadline is missed, could it be avoided by changing the scheduler?</text:p>
          <text:p text:style-name="P36"><text:s/>The main problem here is the utilization is too high to allow the system work properly. Adding a new processor would fix the problem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NEX</text:p>
      <text:p text:style-name="P1"/>
      <text:p text:style-name="Standard"><text:span text:style-name="T1">References: </text:span><text:span text:style-name="T2"><text:s/></text:span><text:a xlink:type="simple" xlink:href="http://nptel.ac.in/courses/Webcourse-contents/IIT%20Kharagpur/Embedded%20systems/Pdf/Lesson-29.pdf" text:style-name="Internet_20_link" text:visited-style-name="Visited_20_Internet_20_Link"><text:span text:style-name="T2">http://nptel.ac.in/courses/Webcourse-contents/IIT%20Kharagpur/Embedded%20systems/Pdf/Lesson-29.pdf</text:span></text:a><text:span text:style-name="T2"> </text:span></text:p>
      <text:p text:style-name="P4"/>
      <text:p text:style-name="P6"><text:span text:style-name="T1">References : </text:span><text:a xlink:type="simple" xlink:href="http://www.engr.iupui.edu/~dskim/Classes/ESW5004/RTSys%20Lecture%20Note%20-%20ch04%20Clock-Driven%20Scheduling.pdf" text:style-name="Internet_20_link" text:visited-style-name="Visited_20_Internet_20_Link"><text:span text:style-name="T2">http://www.engr.iupui.edu/~dskim/Classes/ESW5004/RTSys%20Lecture%20Note%20-%20ch04%20Clock-Driven%20Scheduling.pdf</text:span></text:a></text:p>
      <text:p text:style-name="P4"/>
      <text:p text:style-name="P4"><text:s/></text:p>
      <text:p text:style-name="P2">Minimum Context Switching:</text:p>
      <text:p text:style-name="P2"/>
      <text:list xml:id="list6840807469047811207" text:style-name="L9">
        <text:list-item>
          <text:p text:style-name="P22">This constraint is imposed to minimize the number of context switches occurring during task execution. The simplest interpretation of this constraint is that a task instance must complete running within its assigned frame. Unless a task completes within its allocated frame, the task might have to be suspended and restarted in a later frame. This would require a context switch involving some processing overhead. To avoid unnecessary context switches, the selected frame size should be larger than the execution time of each task, so that when a task starts at a frame boundary it should be able to complete within the same frame. Formally, we can state this constraint as: </text:p>
          <text:list>
            <text:list-item>
              <text:p text:style-name="P22">max({e}) &lt; F where ei is the execution times of the of task Ti , and Fis the frame size. Note that this constraint imposes a lower-bound on frame size, i.e., <text:s/>frame size F must not be smaller than max({ei}) </text:p>
            </text:list-item>
            <text:list-item>
              <text:p text:style-name="P25"><text:span text:style-name="T13">To avoid preemption, want jobs to start and complete execution within a single f</text:span><text:span text:style-name="T12">rame: f </text:span>≥ <text:span text:style-name="T12">max(e</text:span><text:span text:style-name="T14">1</text:span><text:span text:style-name="T12">,e</text:span><text:span text:style-name="T14">2</text:span><text:span text:style-name="T12">,...,e</text:span><text:span text:style-name="T14">n</text:span><text:span text:style-name="T12">) </text:span></text:p>
            </text:list-item>
          </text:list>
        </text:list-item>
      </text:list>
      <text:p text:style-name="P5"/>
      <text:list xml:id="list6687939361804520131" text:style-name="L10">
        <text:list-item>
          <text:p text:style-name="P28"><text:span text:style-name="T12">To minimize the number of entries in the cyclic schedule, the hyper-period should be an integer multiple of the frame size (</text:span>⇒<text:span text:style-name="T12">f divides evenly into the period of at least one task): </text:span>∃<text:span text:style-name="T12">i: mod(p</text:span><text:span text:style-name="T14">i</text:span><text:span text:style-name="T12">,f)= 0 </text:span></text:p>
          <text:p text:style-name="P27"/>
        </text:list-item>
        <text:list-item>
          <text:p text:style-name="P27">To allow scheduler to check that jobs complete by their deadline, should be at least one frame boundary between release time of a job and its deadline:</text:p>
          <text:p text:style-name="P28"><text:span text:style-name="T12">2*f </text:span>– <text:span text:style-name="T12">gcd(p</text:span><text:span text:style-name="T14">i</text:span><text:span text:style-name="T12">,f) ≤ D</text:span><text:span text:style-name="T14">i </text:span><text:span text:style-name="T12">for i= 1, 2, ..., n </text:span></text:p>
          <text:p text:style-name="P27"/>
        </text:list-item>
      </text:list>
      <text:p text:style-name="P5"/>
      <text:p text:style-name="P2"><text:span text:style-name="T1">References: </text:span><text:a xlink:type="simple" xlink:href="http://britton.disted.camosun.bc.ca/GCD_LCM.htm" text:style-name="Internet_20_link" text:visited-style-name="Visited_20_Internet_20_Link"><text:span text:style-name="T1">http://britton.disted.camosun.bc.ca/GCD_LCM.htm</text:span></text:a></text:p>
      <text:p text:style-name="P2"/>
      <text:p text:style-name="P12"><text:span text:style-name="T3">Greatest Common Divisor</text:span> </text:p>
      <text:p text:style-name="P14">The <text:span text:style-name="T5">greatest common divisor</text:span> (GCD), which is also known as the <text:span text:style-name="T5">greatest common factor</text:span> (GCF), of two or more integers is the largest integer that is a common divisor (factor) of all the given integers. </text:p>
      <text:p text:style-name="P14">The greatest common divisor of two or more integers can be obtained in three steps: </text:p>
      <text:p text:style-name="P14"><text:span text:style-name="T4">STEP 1: Find the prime factorization of each integer.</text:span> </text:p>
      <text:p text:style-name="P14">375 = 3 × 5<text:span text:style-name="T6">3</text:span> <text:line-break/>525<text:span text:style-name="T7"> = 3 × 5</text:span><text:span text:style-name="T8">2</text:span> × 7 </text:p>
      <text:p text:style-name="P14"><text:span text:style-name="T4">STEP 2: List the common prime divisors (factors) with the </text:span><text:span text:style-name="T10">least</text:span><text:span text:style-name="T4"> power of all the given integers.</text:span> </text:p>
      <text:p text:style-name="P14">375 = <text:span text:style-name="T9">3</text:span> × <text:span text:style-name="T9">5</text:span><text:span text:style-name="T6">3</text:span> = <text:span text:style-name="T9">3</text:span> × <text:span text:style-name="T9">5</text:span><text:span text:style-name="T11">2</text:span> × 5 <text:line-break/>525 = <text:span text:style-name="T9">3</text:span> × <text:span text:style-name="T9">5</text:span><text:span text:style-name="T6">2</text:span> × 7 = <text:span text:style-name="T9">3</text:span> × <text:span text:style-name="T9">5</text:span><text:span text:style-name="T11">2</text:span> × 7 </text:p>
      <text:p text:style-name="P14"><text:soft-page-break/>Common Prime Divisors (Factors) with Least Power: <text:span text:style-name="T9">3</text:span> and <text:span text:style-name="T9">5</text:span><text:span text:style-name="T11">2</text:span> </text:p>
      <text:p text:style-name="P14"><text:span text:style-name="T4">STEP 3: Multiply the common prime divisors (factors) to find the greatest common divisor (factor).</text:span> </text:p>
      <text:p text:style-name="P14"><text:span text:style-name="T9">3</text:span> × <text:span text:style-name="T9">5</text:span><text:span text:style-name="T11">2</text:span> = <text:span text:style-name="T9">75</text:span> </text:p>
      <text:p text:style-name="P14">GCD (GCF) of 375 and 525 = <text:span text:style-name="T9">75</text:span> </text:p>
      <text:p text:style-name="P14"><text:span text:style-name="T3">Least Common Multiple</text:span> </text:p>
      <text:p text:style-name="P14">The <text:span text:style-name="T5">least common multiple</text:span> (LCM), which is also known as the <text:span text:style-name="T5">least common denominator</text:span> (LCD) in fractions, of two or more integers is the smallest integer that is a common multiple (denominator) of all the given integers. </text:p>
      <text:p text:style-name="P14">The least common multiple (denominator) of two or more integers can be obtained in three steps: </text:p>
      <text:p text:style-name="P14"><text:span text:style-name="T4">STEP 1: Find the prime factorization of each integer.</text:span> </text:p>
      <text:p text:style-name="P14">  4 = 2<text:span text:style-name="T6">2</text:span> <text:line-break/>10 = 2 × 5 <text:line-break/>45 = 3<text:span text:style-name="T6">2</text:span> × 5 </text:p>
      <text:p text:style-name="P14"><text:span text:style-name="T4">STEP 2: List the prime divisors (factors) with the </text:span><text:span text:style-name="T10">greatest</text:span><text:span text:style-name="T4"> power of all the given integers.</text:span> </text:p>
      <text:p text:style-name="P14">  4 = <text:span text:style-name="T9">2</text:span><text:span text:style-name="T6">2</text:span> <text:line-break/>10 = <text:span text:style-name="T9">2</text:span> × <text:span text:style-name="T9">5</text:span> <text:line-break/>45 = <text:span text:style-name="T9">3</text:span><text:span text:style-name="T6">2</text:span> × <text:span text:style-name="T9">5</text:span> </text:p>
      <text:p text:style-name="P14">Prime Divisors (Factors) with Greatest Power: <text:span text:style-name="T9">2</text:span><text:span text:style-name="T11">2</text:span>, <text:span text:style-name="T9">3</text:span><text:span text:style-name="T11">2</text:span>, and <text:span text:style-name="T9">5</text:span> </text:p>
      <text:p text:style-name="P14"><text:span text:style-name="T4">STEP 3: Multiply the prime divisors (factors) to find the least common multiple (denominator).</text:span> </text:p>
      <text:p text:style-name="P14"><text:span text:style-name="T9">2</text:span><text:span text:style-name="T11">2</text:span> × <text:span text:style-name="T9">3</text:span><text:span text:style-name="T11">2</text:span> × <text:span text:style-name="T9">5</text:span> = <text:span text:style-name="T9">180</text:span> </text:p>
      <text:p text:style-name="P14">LCM of 4, 10 and 45 = <text:span text:style-name="T9">18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serif" svg:font-family="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1T20:19:54.85</meta:creation-date>
    <dc:date>2016-09-18T13:36:10.13</dc:date>
    <meta:editing-duration>PT3H9M45S</meta:editing-duration>
    <meta:editing-cycles>8</meta:editing-cycles>
    <meta:generator>OpenOffice/4.1.2$Win32 OpenOffice.org_project/412m3$Build-9782</meta:generator>
    <meta:document-statistic meta:table-count="3" meta:image-count="4" meta:object-count="6" meta:page-count="7" meta:paragraph-count="152" meta:word-count="1499" meta:character-count="7366"/>
  </office:meta>
</office:document-meta>
</file>

<file path=Object 1/content.xml><?xml version="1.0" encoding="utf-8"?>
<math xmlns="http://www.w3.org/1998/Math/MathML">
  <semantics>
    <mrow>
      <mrow>
        <mrow>
          <mrow>
            <mi>U</mi>
            <mo stretchy="false">=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frac>
                  <mrow>
                    <msub>
                      <mi>e</mi>
                      <mi>i</mi>
                    </msub>
                  </mrow>
                  <mrow>
                    <msub>
                      <mi>P</mi>
                      <mi>i</mi>
                    </msub>
                  </mrow>
                </mfrac>
              </mrow>
            </mrow>
          </mrow>
          <mo stretchy="false">=</mo>
          <mrow>
            <mrow>
              <mfrac>
                <mrow>
                  <mn>0,5</mn>
                </mrow>
                <mrow>
                  <mn>2</mn>
                </mrow>
              </mfrac>
              <mo stretchy="false">+</mo>
              <mfrac>
                <mrow>
                  <mn>1,2</mn>
                </mrow>
                <mrow>
                  <mn>3</mn>
                </mrow>
              </mfrac>
            </mrow>
            <mo stretchy="false">+</mo>
            <mfrac>
              <mrow>
                <mn>6</mn>
              </mrow>
              <mrow>
                <mn>0,5</mn>
              </mrow>
            </mfrac>
          </mrow>
        </mrow>
        <mo stretchy="false">=</mo>
        <mn>0,7333</mn>
      </mrow>
    </mrow>
    <annotation encoding="StarMath 5.0">U = sum from{i=1	} to{n} {{e_i} over {P_i}} = {0,5} over {2} + {1,2} over {3} + {6} over {0,5} = 0,7333 </annotation>
  </semantics>
</math>
</file>

<file path=Object 2/content.xml><?xml version="1.0" encoding="utf-8"?>
<math xmlns="http://www.w3.org/1998/Math/MathML">
  <semantics>
    <mrow>
      <msub>
        <mi>U</mi>
        <mi mathvariant="italic">rm</mi>
      </msub>
      <mrow>
        <mrow>
          <mo stretchy="false">(</mo>
          <mrow>
            <mi>n</mi>
          </mrow>
          <mo stretchy="false">)</mo>
        </mrow>
        <mo stretchy="false">=</mo>
        <mi>n</mi>
      </mrow>
      <mrow>
        <mo stretchy="false">(</mo>
        <mrow>
          <mrow>
            <msup>
              <mn>2</mn>
              <mrow>
                <mrow>
                  <mn>1</mn>
                  <mo stretchy="false">/</mo>
                  <mi>n</mi>
                </mrow>
              </mrow>
            </msup>
            <mo stretchy="false">−</mo>
            <mn>1</mn>
          </mrow>
        </mrow>
        <mo stretchy="false">)</mo>
      </mrow>
    </mrow>
    <annotation encoding="StarMath 5.0">U_rm(n) = n(2^{1/n} - 1)</annotation>
  </semantics>
</math>
</file>

<file path=Object 3/content.xml><?xml version="1.0" encoding="utf-8"?>
<math xmlns="http://www.w3.org/1998/Math/MathML">
  <semantics>
    <mrow>
      <mrow>
        <mrow>
          <mrow>
            <mi>U</mi>
            <mo stretchy="false">=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frac>
                  <mrow>
                    <msub>
                      <mi>e</mi>
                      <mi>i</mi>
                    </msub>
                  </mrow>
                  <mrow>
                    <msub>
                      <mi>P</mi>
                      <mi>i</mi>
                    </msub>
                  </mrow>
                </mfrac>
              </mrow>
            </mrow>
          </mrow>
          <mo stretchy="false">=</mo>
          <mrow>
            <mrow>
              <mrow>
                <mfrac>
                  <mrow>
                    <mn>0,5</mn>
                  </mrow>
                  <mrow>
                    <mn>2</mn>
                  </mrow>
                </mfrac>
                <mo stretchy="false">+</mo>
                <mfrac>
                  <mrow>
                    <mn>2</mn>
                  </mrow>
                  <mrow>
                    <mn>5</mn>
                  </mrow>
                </mfrac>
              </mrow>
              <mo stretchy="false">+</mo>
              <mfrac>
                <mrow>
                  <mn>0,1</mn>
                </mrow>
                <mrow>
                  <mn>1</mn>
                </mrow>
              </mfrac>
            </mrow>
            <mo stretchy="false">+</mo>
            <mfrac>
              <mrow>
                <mn>5</mn>
              </mrow>
              <mrow>
                <mn>10</mn>
              </mrow>
            </mfrac>
          </mrow>
        </mrow>
        <mo stretchy="false">=</mo>
        <mn>1,25</mn>
      </mrow>
    </mrow>
    <annotation encoding="StarMath 5.0">U = sum from{i=1	} to{n} {{e_i} over {P_i}} = {0,5} over {2} + {2} over {5} + {0,1} over {1} + {5} over {10} = 1,25</annotation>
  </semantics>
</math>
</file>

<file path=Object 4/content.xml><?xml version="1.0" encoding="utf-8"?>
<math xmlns="http://www.w3.org/1998/Math/MathML">
  <semantics>
    <mrow>
      <msub>
        <mi>U</mi>
        <mi mathvariant="italic">rm</mi>
      </msub>
      <mrow>
        <mrow>
          <mo stretchy="false">(</mo>
          <mrow>
            <mi>n</mi>
          </mrow>
          <mo stretchy="false">)</mo>
        </mrow>
        <mo stretchy="false">=</mo>
        <mi>n</mi>
      </mrow>
      <mrow>
        <mo stretchy="false">(</mo>
        <mrow>
          <mrow>
            <msup>
              <mn>2</mn>
              <mrow>
                <mrow>
                  <mn>1</mn>
                  <mo stretchy="false">/</mo>
                  <mi>n</mi>
                </mrow>
              </mrow>
            </msup>
            <mo stretchy="false">−</mo>
            <mn>1</mn>
          </mrow>
        </mrow>
        <mo stretchy="false">)</mo>
      </mrow>
    </mrow>
    <annotation encoding="StarMath 5.0">U_rm(n) = n(2^{1/n} - 1)
</annotation>
  </semantics>
</math>
</file>

<file path=Object 5/content.xml><?xml version="1.0" encoding="utf-8"?>
<math xmlns="http://www.w3.org/1998/Math/MathML">
  <semantics>
    <mrow>
      <msub>
        <mi>U</mi>
        <mi mathvariant="italic">rm</mi>
      </msub>
      <mrow>
        <mrow>
          <mo stretchy="false">(</mo>
          <mrow>
            <mn>4</mn>
          </mrow>
          <mo stretchy="false">)</mo>
        </mrow>
        <mo stretchy="false">=</mo>
        <mn>4</mn>
      </mrow>
      <mrow>
        <mrow>
          <mo stretchy="false">(</mo>
          <mrow>
            <mrow>
              <msup>
                <mn>2</mn>
                <mrow>
                  <mrow>
                    <mn>1</mn>
                    <mo stretchy="false">/</mo>
                    <mn>4</mn>
                  </mrow>
                </mrow>
              </msup>
              <mo stretchy="false">−</mo>
              <mn>1</mn>
            </mrow>
          </mrow>
          <mo stretchy="false">)</mo>
        </mrow>
        <mo stretchy="false">=</mo>
        <mn>0,7568</mn>
      </mrow>
    </mrow>
    <annotation encoding="StarMath 5.0"> U_rm(4) = 4(2^{1/4} - 1) = 0,7568</annotation>
  </semantics>
</math>
</file>

<file path=Object 6/content.xml><?xml version="1.0" encoding="utf-8"?>
<math xmlns="http://www.w3.org/1998/Math/MathML">
  <semantics>
    <mrow>
      <msub>
        <mi>U</mi>
        <mi mathvariant="italic">rm</mi>
      </msub>
      <mrow>
        <mrow>
          <mo stretchy="false">(</mo>
          <mrow>
            <mn>3</mn>
          </mrow>
          <mo stretchy="false">)</mo>
        </mrow>
        <mo stretchy="false">=</mo>
        <mn>3</mn>
      </mrow>
      <mrow>
        <mrow>
          <mo stretchy="false">(</mo>
          <mrow>
            <mrow>
              <msup>
                <mn>2</mn>
                <mrow>
                  <mrow>
                    <mn>1</mn>
                    <mo stretchy="false">/</mo>
                    <mn>3</mn>
                  </mrow>
                </mrow>
              </msup>
              <mo stretchy="false">−</mo>
              <mn>1</mn>
            </mrow>
          </mrow>
          <mo stretchy="false">)</mo>
        </mrow>
        <mo stretchy="false">=</mo>
        <mn>0,7798</mn>
      </mrow>
    </mrow>
    <annotation encoding="StarMath 5.0"> U_rm(3) = 3(2^{1/3} - 1) = 0,7798</annotation>
  </semantics>
</math>
</file>